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5983b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5983b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0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31cm"/>
      <style:paragraph-properties style:writing-mode="lr-tb"/>
    </style:style>
    <style:style style:name="gr23" style:family="graphic" style:parent-style-name="standard">
      <style:graphic-properties draw:fill="solid" draw:fill-color="#f10d0c" draw:textarea-vertical-align="middle" draw:auto-grow-height="false" fo:min-height="3.739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7" style:family="graphic" style:parent-style-name="standard">
      <style:graphic-properties draw:fill="solid" draw:fill-color="#f10d0c" draw:textarea-vertical-align="middle" draw:auto-grow-height="false" fo:min-height="3.74cm" fo:min-width="3.451cm"/>
    </style:style>
    <style:style style:name="gr28" style:family="graphic" style:parent-style-name="standard">
      <style:graphic-properties draw:fill="solid" draw:fill-color="#f10d0c" draw:textarea-vertical-align="middle" draw:auto-grow-height="false" fo:min-height="3.514cm" fo:min-width="3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2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color="#c064e5" draw:fill="none" draw:textarea-vertical-align="middle"/>
    </style:style>
    <style:style style:name="gr36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37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3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5983b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loext:graphic-properties draw:fill-color="#c064e5"/>
      <style:paragraph-properties fo:text-align="center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D</text:span><text:span text:style-name="T5"> </text:span><text:span text:style-name="T5">= </text:span><text:span text:style-name="T5">K</text:span><text:span text:style-name="T6">D</text:span><text:span text:style-name="T5"> </text:span><text:span text:style-name="T5">I</text:span><text:span text:style-name="T6">D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692cm" svg:y2="9.553cm" draw:start-shape="id4" draw:start-glue-point="1" draw:end-shape="id8" draw:end-glue-point="6" svg:d="M17881 9506h905v47h906" svg:viewBox="0 0 1812 48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4cm" draw:start-shape="id9" draw:start-glue-point="2" svg:d="M19993 8169v2293h-11v1792" svg:viewBox="0 0 12 4086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4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5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6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7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3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8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19" draw:text-style-name="P10" draw:layer="layout" svg:width="0.375cm" svg:height="0.412cm" svg:x="12.505cm" svg:y="9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" draw:id="id8" draw:layer="layout" svg:width="0.373cm" svg:height="0.412cm" svg:x="19.692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12.508cm" svg:y="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4cm" svg:height="0.412cm" svg:x="4.524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1" draw:text-style-name="P11" draw:layer="layout" svg:x1="5.514cm" svg:y1="10.626cm" svg:x2="5.514cm" svg:y2="13.639cm">
          <text:p/>
        </draw:line>
        <draw:frame draw:style-name="gr22" draw:text-style-name="P12" draw:layer="layout" svg:width="1.382cm" svg:height="1.781cm" svg:x="5.514cm" svg:y="9.983cm">
          <draw:text-box>
            <text:p><text:span text:style-name="T5">I</text:span><text:span text:style-name="T6">D</text:span></text:p>
          </draw:text-box>
        </draw:frame>
        <draw:custom-shape draw:style-name="gr23" draw:text-style-name="P13" draw:layer="layout" svg:width="3.947cm" svg:height="3.988cm" draw:transform="rotate (-1.01211643323151) translate (9.043cm 3.63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5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6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5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3" draw:text-style-name="P13" draw:layer="layout" svg:width="3.947cm" svg:height="3.988cm" draw:transform="skewX (0.000174532925199414) rotate (-1.01211643323151) translate (16.614cm 3.72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3.95cm" svg:height="3.989cm" draw:transform="skewX (-0.000174532925199426) rotate (-1.01211643323151) translate (9.109cm 11.324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618cm" svg:height="3.763cm" draw:transform="rotate (-1.01211643323151) translate (16.773cm 11.248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9" draw:layer="layout" svg:width="1.856cm" svg:height="1.779cm" svg:x="4.451cm" svg:y="2.227cm">
          <draw:text-box>
            <text:p>1</text:p>
          </draw:text-box>
        </draw:frame>
        <draw:frame draw:style-name="gr29" draw:text-style-name="P9" draw:layer="layout" svg:width="0.853cm" svg:height="0.962cm" svg:x="12.246cm" svg:y="2.167cm">
          <draw:text-box>
            <text:p>2</text:p>
          </draw:text-box>
        </draw:frame>
        <draw:frame draw:style-name="gr17" draw:text-style-name="P9" draw:layer="layout" svg:width="1.856cm" svg:height="1.779cm" svg:x="19.53cm" svg:y="2.167cm">
          <draw:text-box>
            <text:p>3</text:p>
          </draw:text-box>
        </draw:frame>
        <draw:frame draw:style-name="gr29" draw:text-style-name="P9" draw:layer="layout" svg:width="0.853cm" svg:height="0.962cm" svg:x="3.442cm" svg:y="13.182cm">
          <draw:text-box>
            <text:p>9</text:p>
          </draw:text-box>
        </draw:frame>
        <draw:frame draw:style-name="gr30" draw:text-style-name="P9" draw:layer="layout" svg:width="0.853cm" svg:height="1.054cm" svg:x="11.853cm" svg:y="8.554cm">
          <draw:text-box>
            <text:p>5</text:p>
          </draw:text-box>
        </draw:frame>
        <draw:frame draw:style-name="gr31" draw:text-style-name="P9" draw:layer="layout" svg:width="1.856cm" svg:height="1.78cm" svg:x="19.96cm" svg:y="9.032cm">
          <draw:text-box>
            <text:p>6</text:p>
          </draw:text-box>
        </draw:frame>
        <draw:frame draw:style-name="gr14" draw:text-style-name="P9" draw:layer="layout" svg:width="1.855cm" svg:height="1.778cm" svg:x="4.687cm" svg:y="17.904cm">
          <draw:text-box>
            <text:p>7</text:p>
          </draw:text-box>
        </draw:frame>
        <draw:frame draw:style-name="gr29" draw:text-style-name="P9" draw:layer="layout" svg:width="0.853cm" svg:height="0.962cm" svg:x="11.655cm" svg:y="17.595cm">
          <draw:text-box>
            <text:p>8</text:p>
          </draw:text-box>
        </draw:frame>
        <draw:custom-shape draw:style-name="gr32" draw:text-style-name="P14" draw:layer="layout" svg:width="0.396cm" svg:height="0.412cm" svg:x="4.685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5cm" svg:height="0.412cm" svg:x="19.693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4.526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11" draw:layer="layout" svg:x1="4.098cm" svg:y1="10.658cm" svg:x2="4.073cm" svg:y2="8.387cm">
            <text:p/>
          </draw:line>
          <draw:line draw:style-name="gr33" draw:text-style-name="P11" draw:layer="layout" svg:x1="4.106cm" svg:y1="10.66cm" svg:x2="4.081cm" svg:y2="8.389cm">
            <text:p/>
          </draw:line>
          <draw:line draw:style-name="gr33" draw:text-style-name="P11" draw:layer="layout" svg:x1="3.806cm" svg:y1="9.01cm" svg:x2="3.812cm" svg:y2="10.138cm">
            <text:p/>
          </draw:line>
          <draw:line draw:style-name="gr33" draw:text-style-name="P11" draw:layer="layout" svg:x1="3.566cm" svg:y1="9.316cm" svg:x2="3.569cm" svg:y2="9.858cm">
            <text:p/>
          </draw:line>
          <draw:line draw:style-name="gr33" draw:text-style-name="P11" draw:layer="layout" svg:x1="4.11cm" svg:y1="9.552cm" svg:x2="4.735cm" svg:y2="9.556cm">
            <text:p/>
          </draw:line>
        </draw:g>
        <draw:line draw:style-name="gr34" draw:text-style-name="P11" draw:layer="layout" svg:x1="9.894cm" svg:y1="17.595cm" svg:x2="12.706cm" svg:y2="17.595cm">
          <text:p/>
        </draw:line>
        <draw:line draw:style-name="gr34" draw:text-style-name="P11" draw:layer="layout" svg:x1="12.706cm" svg:y1="17.595cm" svg:x2="12.706cm" svg:y2="14.881cm">
          <text:p/>
        </draw:line>
        <draw:line draw:style-name="gr34" draw:text-style-name="P11" draw:layer="layout" svg:x1="19.993cm" svg:y1="11.086cm" svg:x2="20.003cm" svg:y2="17.595cm">
          <text:p/>
        </draw:line>
        <draw:line draw:style-name="gr34" draw:text-style-name="P11" draw:layer="layout" svg:x1="12.706cm" svg:y1="17.595cm" svg:x2="20.003cm" svg:y2="17.595cm">
          <text:p/>
        </draw:line>
        <draw:line draw:style-name="gr35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layout" svg:width="0.396cm" svg:height="0.412cm" svg:x="4.686cm" svg:y="1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9" draw:layer="layout" svg:width="1.899cm" svg:height="1.778cm" svg:x="1.353cm" svg:y="13.797cm">
          <draw:text-box>
            <text:p>Vaux</text:p>
          </draw:text-box>
        </draw:frame>
        <draw:frame draw:style-name="gr39" draw:text-style-name="P9" draw:layer="layout" svg:width="1.013cm" svg:height="0.962cm" svg:x="2.812cm" svg:y="9.132cm">
          <draw:text-box>
            <text:p>4</text:p>
          </draw:text-box>
        </draw:frame>
        <draw:custom-shape draw:style-name="gr19" draw:text-style-name="P10" draw:layer="layout" svg:width="0.396cm" svg:height="0.412cm" svg:x="4.687cm" svg:y="1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96cm" svg:height="0.412cm" svg:x="12.531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96cm" svg:height="0.412cm" svg:x="4.556cm" svg:y="13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11" draw:layer="layout" svg:x1="19.008cm" svg:y1="13.013cm" svg:x2="21.024cm" svg:y2="13.013cm">
            <text:p/>
          </draw:line>
          <draw:line draw:style-name="gr33" draw:text-style-name="P11" draw:layer="layout" svg:x1="19.008cm" svg:y1="13.013cm" svg:x2="21.024cm" svg:y2="13.013cm">
            <text:p/>
          </draw:line>
          <draw:line draw:style-name="gr33" draw:text-style-name="P11" draw:layer="layout" svg:x1="19.008cm" svg:y1="13.913cm" svg:x2="21.024cm" svg:y2="13.913cm">
            <text:p/>
          </draw:line>
          <draw:line draw:style-name="gr33" draw:text-style-name="P11" draw:layer="layout" svg:x1="20.002cm" svg:y1="15.129cm" svg:x2="20.018cm" svg:y2="13.906cm">
            <text:p/>
          </draw:line>
          <draw:line draw:style-name="gr33" draw:text-style-name="P11" draw:layer="layout" svg:x1="20.002cm" svg:y1="13.031cm" svg:x2="20.018cm" svg:y2="11.808cm">
            <text:p/>
          </draw:line>
        </draw:g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</text:span><text:span text:style-name="MT3">tuto </text:span><text:span text:style-name="MT3">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</text:span><text:span text:style-name="MT5">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</text:span><text:span text:style-name="MT3">tuto </text:span><text:span text:style-name="MT3">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2</meta:editing-cycles>
    <meta:creation-date>2014-07-21T10:31:21</meta:creation-date>
    <dc:date>2021-04-03T17:20:32.376147448</dc:date>
    <meta:editing-duration>P2DT5H36M8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